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automatic-styles>
    <style:style style:name="P1" style:parent-style-name="Titel"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T4" style:parent-style-name="Absatz-Standardschriftart" style:family="text">
      <style:text-properties style:text-underline-type="single" style:text-underline-style="solid" style:text-underline-width="auto" style:text-underline-mode="continuous"/>
    </style:style>
    <style:style style:name="P5" style:parent-style-name="Standard" style:family="paragraph">
      <style:paragraph-properties fo:text-align="justify"/>
    </style:style>
    <style:style style:name="T6" style:parent-style-name="Absatz-Standardschriftart" style:family="text">
      <style:text-properties style:text-underline-type="single" style:text-underline-style="solid" style:text-underline-width="auto" style:text-underline-mode="continuous"/>
    </style:style>
    <style:style style:name="P7" style:parent-style-name="Standard" style:family="paragraph">
      <style:paragraph-properties fo:text-align="justify"/>
    </style:style>
    <style:style style:name="T8" style:parent-style-name="Absatz-Standardschriftart" style:family="text">
      <style:text-properties style:text-underline-type="single" style:text-underline-style="solid" style:text-underline-width="auto" style:text-underline-mode="continuous"/>
    </style:style>
    <style:style style:name="P9" style:parent-style-name="Standard" style:family="paragraph">
      <style:paragraph-properties fo:text-align="justify"/>
    </style:style>
    <style:style style:name="T10" style:parent-style-name="Absatz-Standardschriftart" style:family="text">
      <style:text-properties style:text-underline-type="single" style:text-underline-style="solid" style:text-underline-width="auto" style:text-underline-mode="continuous"/>
    </style:style>
    <style:style style:name="P11" style:parent-style-name="Standard" style:family="paragraph">
      <style:paragraph-properties fo:text-align="justify"/>
    </style:style>
    <style:style style:name="T12" style:parent-style-name="Absatz-Standardschriftart" style:family="text">
      <style:text-properties style:text-underline-type="single" style:text-underline-style="solid" style:text-underline-width="auto" style:text-underline-mode="continuous"/>
    </style:style>
    <style:style style:name="P13" style:parent-style-name="Überschrift1" style:family="paragraph">
      <style:paragraph-properties fo:text-align="justify"/>
    </style:style>
    <style:style style:name="P14" style:parent-style-name="Standard" style:family="paragraph">
      <style:paragraph-properties fo:text-align="justify"/>
    </style:style>
    <style:style style:name="T15" style:parent-style-name="Absatz-Standardschriftart" style:family="text">
      <style:text-properties fo:font-style="italic" style:font-style-asian="italic" style:font-style-complex="italic"/>
    </style:style>
    <style:style style:name="T16" style:parent-style-name="Absatz-Standardschriftart" style:family="text">
      <style:text-properties fo:font-style="italic" style:font-style-asian="italic" style:font-style-complex="italic"/>
    </style:style>
    <style:style style:name="P17" style:parent-style-name="Standard" style:family="paragraph">
      <style:paragraph-properties fo:text-align="justify"/>
    </style:style>
    <style:style style:name="P18" style:parent-style-name="Listenabsatz" style:family="paragraph">
      <style:paragraph-properties fo:text-align="justify"/>
    </style:style>
    <style:style style:name="P19" style:parent-style-name="Standard" style:family="paragraph">
      <style:paragraph-properties fo:text-align="justify"/>
    </style:style>
    <style:style style:name="P20" style:parent-style-name="Überschrift2" style:family="paragraph">
      <style:paragraph-properties fo:text-align="justify"/>
    </style:style>
    <style:style style:name="P21" style:parent-style-name="Standard" style:family="paragraph">
      <style:paragraph-properties fo:text-align="justify"/>
    </style:style>
    <style:style style:name="P22" style:parent-style-name="Listenabsatz" style:family="paragraph">
      <style:paragraph-properties fo:text-align="justify"/>
    </style:style>
    <style:style style:name="T23" style:parent-style-name="Absatz-Standardschriftart" style:family="text">
      <style:text-properties fo:language="en" fo:country="US"/>
    </style:style>
    <style:style style:name="T24" style:parent-style-name="Absatz-Standardschriftart" style:family="text">
      <style:text-properties style:font-name="Wingdings" style:font-name-asian="Wingdings" style:font-name-complex="Wingdings"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fo:language="en" fo:country="US"/>
    </style:style>
    <style:style style:name="P29" style:parent-style-name="Listenabsatz" style:family="paragraph">
      <style:paragraph-properties fo:text-align="justify"/>
    </style:style>
    <style:style style:name="T30" style:parent-style-name="Absatz-Standardschriftart" style:family="text">
      <style:text-properties fo:language="en" fo:country="US"/>
    </style:style>
    <style:style style:name="T31" style:parent-style-name="Absatz-Standardschriftart" style:family="text">
      <style:text-properties style:font-name="Wingdings" style:font-name-asian="Wingdings" style:font-name-complex="Wingdings" fo:language="en" fo:country="US"/>
    </style:style>
    <style:style style:name="T32" style:parent-style-name="Absatz-Standardschriftart" style:family="text">
      <style:text-properties fo:language="en" fo:country="US"/>
    </style:style>
    <style:style style:name="T33" style:parent-style-name="Absatz-Standardschriftart" style:family="text">
      <style:text-properties fo:language="en" fo:country="US"/>
    </style:style>
    <style:style style:name="T34" style:parent-style-name="Absatz-Standardschriftart" style:family="text">
      <style:text-properties fo:language="en" fo:country="US"/>
    </style:style>
    <style:style style:name="P35" style:parent-style-name="Standard" style:family="paragraph">
      <style:paragraph-properties fo:text-align="justify"/>
      <style:text-properties fo:language="en" fo:country="US"/>
    </style:style>
    <style:style style:name="P36" style:parent-style-name="Überschrift2" style:family="paragraph">
      <style:paragraph-properties fo:text-align="justify"/>
    </style:style>
    <style:style style:name="P37" style:parent-style-name="Standard" style:family="paragraph">
      <style:paragraph-properties fo:text-align="justify"/>
    </style:style>
    <style:style style:name="P38" style:parent-style-name="Listenabsatz" style:family="paragraph">
      <style:paragraph-properties fo:text-align="justify"/>
    </style:style>
    <style:style style:name="P39" style:parent-style-name="Listenabsatz" style:family="paragraph">
      <style:paragraph-properties fo:text-align="justify"/>
    </style:style>
    <style:style style:name="P40" style:parent-style-name="Standard" style:family="paragraph">
      <style:paragraph-properties fo:break-before="page"/>
    </style:style>
    <style:style style:name="P41" style:parent-style-name="Überschrift1" style:family="paragraph">
      <style:paragraph-properties fo:text-align="justify"/>
    </style:style>
    <style:style style:name="P42" style:parent-style-name="Standard" style:family="paragraph">
      <style:paragraph-properties fo:text-align="justify"/>
    </style:style>
    <style:style style:name="P43" style:parent-style-name="Listenabsatz" style:family="paragraph">
      <style:paragraph-properties fo:text-align="justify"/>
    </style:style>
    <style:style style:name="P44" style:parent-style-name="Listenabsatz" style:family="paragraph">
      <style:paragraph-properties fo:text-align="justify"/>
    </style:style>
    <style:style style:name="P45" style:parent-style-name="Listenabsatz" style:family="paragraph">
      <style:paragraph-properties fo:text-align="justify"/>
      <style:text-properties fo:language="en" fo:country="US"/>
    </style:style>
    <style:style style:name="P46" style:parent-style-name="Listenabsatz" style:family="paragraph">
      <style:paragraph-properties fo:text-align="justify"/>
      <style:text-properties fo:language="en" fo:country="US"/>
    </style:style>
    <style:style style:name="P47" style:parent-style-name="Listenabsatz" style:family="paragraph">
      <style:paragraph-properties fo:text-align="justify"/>
      <style:text-properties fo:language="en" fo:country="US"/>
    </style:style>
    <style:style style:name="P48" style:parent-style-name="Listenabsatz" style:family="paragraph">
      <style:paragraph-properties fo:text-align="justify"/>
      <style:text-properties fo:language="en" fo:country="US"/>
    </style:style>
    <style:style style:name="P49" style:parent-style-name="Listenabsatz" style:family="paragraph">
      <style:paragraph-properties fo:text-align="justify"/>
      <style:text-properties fo:language="en" fo:country="US"/>
    </style:style>
    <style:style style:name="P50" style:parent-style-name="Listenabsatz" style:family="paragraph">
      <style:paragraph-properties fo:text-align="justify"/>
      <style:text-properties fo:language="en" fo:country="US"/>
    </style:style>
    <style:style style:name="P51" style:parent-style-name="Listenabsatz" style:family="paragraph">
      <style:paragraph-properties fo:text-align="justify"/>
      <style:text-properties fo:language="en" fo:country="US"/>
    </style:style>
    <style:style style:name="P52" style:parent-style-name="Listenabsatz" style:family="paragraph">
      <style:paragraph-properties fo:text-align="justify"/>
      <style:text-properties fo:language="en" fo:country="US"/>
    </style:style>
    <style:style style:name="P53" style:parent-style-name="Listenabsatz" style:family="paragraph">
      <style:paragraph-properties fo:text-align="justify"/>
      <style:text-properties fo:language="en" fo:country="US"/>
    </style:style>
    <style:style style:name="P54" style:parent-style-name="Listenabsatz" style:family="paragraph">
      <style:paragraph-properties fo:text-align="justify"/>
      <style:text-properties fo:language="en" fo:country="US"/>
    </style:style>
    <style:style style:name="P55" style:parent-style-name="Listenabsatz" style:family="paragraph">
      <style:paragraph-properties fo:text-align="justify"/>
      <style:text-properties fo:language="en" fo:country="US"/>
    </style:style>
    <style:style style:name="P56" style:parent-style-name="Listenabsatz" style:family="paragraph">
      <style:paragraph-properties fo:text-align="justify"/>
    </style:style>
    <style:style style:name="P57" style:parent-style-name="Standard" style:family="paragraph">
      <style:paragraph-properties fo:text-align="justify"/>
    </style:style>
    <style:style style:name="P58" style:parent-style-name="Listenabsatz"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Überschrift2" style:family="paragraph">
      <style:paragraph-properties fo:text-align="justify"/>
    </style:style>
    <style:style style:name="P67" style:parent-style-name="Überschrift3" style:family="paragraph">
      <style:paragraph-properties fo:text-align="justify"/>
    </style:style>
    <style:style style:name="P68" style:parent-style-name="Standard" style:family="paragraph">
      <style:paragraph-properties fo:text-align="justify"/>
    </style:style>
    <style:style style:name="P69" style:parent-style-name="Überschrift3" style:family="paragraph">
      <style:paragraph-properties fo:text-align="justify"/>
    </style:style>
    <style:style style:name="P70" style:parent-style-name="Überschrift3"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text-properties fo:language="en" fo:country="US"/>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Überschrift2" style:family="paragraph">
      <style:paragraph-properties fo:text-align="justify"/>
    </style:style>
    <style:style style:name="T85" style:parent-style-name="Absatz-Standardschriftart" style:family="text">
      <style:text-properties fo:font-style="italic" style:font-style-asian="italic" style:font-style-complex="italic"/>
    </style:style>
    <style:style style:name="P86" style:parent-style-name="Überschrift1"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office:automatic-styles>
  <office:body>
    <office:text text:use-soft-page-breaks="true">
      <text:p text:style-name="P1">Verwaltung von Domäne-Risiken</text:p>
      <text:p text:style-name="P2">Förderprojekt KIMedS – FKz 13 GW 0552 D – von August 2022 bis Juli 2025</text:p>
      <text:p text:style-name="P3"><text:span text:style-name="T4">Arbeitspaket</text:span><text:s/>AP7 - Standardisierung</text:p>
      <text:p text:style-name="P5"><text:span text:style-name="T6">IT-Werkzeug</text:span><text:s text:c="2"/>„kindynaut“ (kindynos = Risiken, nautes = Seefahrer)</text:p>
      <text:p text:style-name="P7"><text:span text:style-name="T8">Plattform</text:span><text:s/>https://github.com/heidenreichgeorg/kindynaut</text:p>
      <text:p text:style-name="P9"><text:span text:style-name="T10">Aufgabe</text:span>: <text:s/>Verwaltung von "Risiken" im Sinne des Konzepts "ControlledRisk" nach VDE SPEC 90025. Dabei bezeichnet "Risiko" jeweils die Kombination aus Evaluierung und Mitigation einer Gefährdung im Sinne der ISO 14971.</text:p>
      <text:p text:style-name="P11"><text:span text:style-name="T12">Konzept:</text:span><text:s/>Risiko-Manager eines Medizingeräte-Herstellers können aus einer Datenbank mit anwendungs-typischen "Risiken" anwendbare Risiken für ein neues Medizinprodukt auswählen, oder neue "Risiken" hinzufügen. <text:s/>Solche „Risiken“ können <text:s/>einzeln oder in Listen als Datei in einem domänespezifischen Verzeichnis verwaltet werden.</text:p>
      <text:h text:style-name="P13" text:outline-level="1">1. Backend</text:h>
      <text:p text:style-name="P14">Realisierung als<text:s/><text:span text:style-name="T15">node</text:span><text:s/>Server mit Kommando-handling durch<text:s/><text:span text:style-name="T16">express</text:span></text:p>
      <text:h text:style-name="Überschrift2" text:outline-level="2">1.1 Konfiguration</text:h>
      <text:p text:style-name="Standard">Datei ./pages/.env</text:p>
      <text:p text:style-name="P17">Start des Backend-Servers mittels</text:p>
      <text:p text:style-name="P18"><text:s/>node --env-file .\pages\.env <text:s/>.\pages\server.mjs<text:s/></text:p>
      <text:p text:style-name="P19">Danach sind keine weiteren direkten Interaktionen mit diesem Backend-Server notwendig. Vielmehr nutzt das Frontend für komplexe Funktionen den Backend-Server.</text:p>
      <text:h text:style-name="P20" text:outline-level="2">1.2. GET</text:h>
      <text:p text:style-name="P21">app.get bildet diese Befehle ab:</text:p>
      <text:p text:style-name="P22"><text:span text:style-name="T23">/INIT<text:s/></text:span><text:span text:style-name="T24"></text:span><text:span text:style-name="T25"><text:s/>initDomainServer</text:span><text:span text:style-name="T26"><text:tab/></text:span><text:span text:style-name="T27"><text:tab/></text:span><text:span text:style-name="T28"><text:tab/>initDomainServer liest die Datei base.txt</text:span></text:p>
      <text:p text:style-name="P29"><text:span text:style-name="T30">/DOWNLOAD<text:s/></text:span><text:span text:style-name="T31"></text:span><text:span text:style-name="T32"><text:s/>downloadHBook</text:span><text:span text:style-name="T33"><text:tab/></text:span><text:span text:style-name="T34"><text:tab/>downloadHBook liest eine XLSX-Date ein</text:span></text:p>
      <text:p text:style-name="P35"/>
      <text:h text:style-name="P36" text:outline-level="2">1.3. POST</text:h>
      <text:p text:style-name="P37">app.post bildet diese Befehle ab:</text:p>
      <text:p text:style-name="P38">/UPDATE --&gt; updateDomainServer<text:tab/><text:tab/>schreibt eine Liste in die Domäne-Datei</text:p>
      <text:p text:style-name="P39">/STORE --&gt; storeFile</text:p>
      <text:p text:style-name="P40"/>
      <text:h text:style-name="P41" text:outline-level="1">2. Frontend</text:h>
      <text:h text:style-name="Überschrift2" text:outline-level="2">2.1 <text:s/>Frontend-Konfiguration</text:h>
      <text:p text:style-name="P42">Datei ./.env</text:p>
      <text:p text:style-name="P43">REACT_APP_ENCODING_SEED=(Ziffern-Buchstabenfolge, für interne Hashes)</text:p>
      <text:p text:style-name="P44"/>
      <text:p text:style-name="P45">REACT_APP_NODE=localhost <text:s text:c="2"/>(oder DNS-Domänenname des Backend-Servers)</text:p>
      <text:p text:style-name="P46">REACT_APP_UI=(Frontend-Port)</text:p>
      <text:p text:style-name="P47">REACT_APP_SERVER=(Backend-Port)</text:p>
      <text:p text:style-name="P48"/>
      <text:p text:style-name="P49">PUBLIC_URL = /public</text:p>
      <text:p text:style-name="P50"/>
      <text:p text:style-name="P51">(REACT_APP_LEARN=DOMAIN)</text:p>
      <text:p text:style-name="P52">REACT_APP_DOMAIN=(Anwendung)</text:p>
      <text:p text:style-name="P53">REACT_APP_MANUFACTURER=(Hersteller)</text:p>
      <text:p text:style-name="P54">REACT_APP_DEVICE_NAME=(Produktname)<text:s/></text:p>
      <text:p text:style-name="P55">REACT_APP_DEVICE_VERSION=(Versionsname)</text:p>
      <text:p text:style-name="P56">REACT_APP_CLIENT_DIR=(Server-Arbeitsverzeichnis)</text:p>
      <text:p text:style-name="Standard"/>
      <text:h text:style-name="Überschrift2" text:outline-level="2">2.2 Start</text:h>
      <text:p text:style-name="P57">Der Frontend-Server wird mit</text:p>
      <text:p text:style-name="P58">npm start<text:s/></text:p>
      <text:p text:style-name="P59">gestartet.<text:s/></text:p>
      <text:p text:style-name="P60">Unter http://localhost:3000/public erscheint dann die Portal App</text:p>
      <text:p text:style-name="P61">Im Portal können Listen von "Risiken" eingelesen, gefiltert und zu einer "Domäne" hinzugefügt werden. "Risiko" ist jeweils eine Kombination aus Evaluation und Mitigation einer einzelnen domänetypischen Gefährdung.</text:p>
      <text:p text:style-name="P62">"Domäne" ist die unter der REACT_APP_DOMAIN verwaltete Gesamtheit von bekannten "Risiken" zu einem Anwendungsgebiet, welche durch die Gerätetechnologie und die medizinische Zweckbestimmung eingegrenzt sein kann.</text:p>
      <text:p text:style-name="P63">Diese "bekannten Risiken der Domäne " werden auf dem Frontend-Server lokal unter dem Verzeichnis REACT_APP_CLIENT_DIR\REACT_APP_DOMAIN gespeichert und von dort ins UI geladen.</text:p>
      <text:p text:style-name="P64">Die Portal-App hat zwei alternative Ansichten, die oben mit den Tabs RISKS und FILES auswählbar sind.</text:p>
      <text:p text:style-name="P65">Das Repository - also die Verbindung mit den gespeicherten Domäne-Risiken ist nur mit dem Betrieb des Backend-Servers möglich.</text:p>
      <text:soft-page-break/>
      <text:h text:style-name="P66" text:outline-level="2">2.3 Ansicht RISKS</text:h>
      <text:h text:style-name="P67" text:outline-level="3">2.3.1 Filter für Attribute</text:h>
      <text:p text:style-name="Standard">Für jedes Attribut steht eine Filterfunktion zur Verfügung. Die einzelnen Filter arbeiten jeweils mit „Untermuster“ (sub-string) und sind insgesamt über die Konjunktion verknüpft, das heißt alle Muster werden durch UND verbunden.</text:p>
      <text:p text:style-name="P68">Die Such-Attribute für die Filter sind "comp", "func", “code“, „cause“, "hazardousSituation" and „harm“.</text:p>
      <text:h text:style-name="P69" text:outline-level="3">2.3.2 Liste aller Risiken in der Domäne, nach Filterung</text:h>
      <text:p text:style-name="Standard">Die im Frontend geladenen Risiken werden jeweils als Zeile angezeigt</text:p>
      <text:h text:style-name="Überschrift3" text:outline-level="3">2.3.3 Icon „Löschen“</text:h>
      <text:h text:style-name="Überschrift3" text:outline-level="3">2.3.4 Icon „Bearbeiten“</text:h>
      <text:p text:style-name="Standard"/>
      <text:p text:style-name="Standard"/>
      <text:h text:style-name="P70" text:outline-level="3">2.3.5 Funktionen über "buttons"</text:h>
      <text:p text:style-name="P71">2.3.5.1 Herunterladen der JSON-Liste aller Risiken</text:p>
      <text:p text:style-name="P72">JSON-Array mit Elementen der Struktur "ControlledRisk".</text:p>
      <text:p text:style-name="P73">Diese Datei kann als generische Vorlage für eine gerätespezifische Risikodatei verwendet werden. Soweit die Risiken anwendbar sind, müssen lediglich Schlüssel (identifikatoren) für die Produktanforderungen der Sicherheitsmaßnahmen (requirement keys) sowie für die Testreports (document keys) eingetragen werden.</text:p>
      <text:p text:style-name="P74">2.3.5.2 Herunterladen der JSON-Liste aller Gefährdungen</text:p>
      <text:p text:style-name="P75">JSON-Array mit Elementen mit jeweils den Attributen</text:p>
      <text:p text:style-name="P76">"comp","func","hazard","harm","hazardousSituation"</text:p>
      <text:p text:style-name="P77">Diese Liste kann zur Prüfung der Vollständigkeit aller gespeicherten Risiken genutzt werden, oder umgekehrt zum Nachweis aller betrachteten Risiken im Domäne-Speicher.</text:p>
      <text:p text:style-name="P78">2.3.5.3 Herunterladen aller Risiken im „Internal File Format“ (nach VDE SPEC 90025)</text:p>
      <text:p text:style-name="P79">DAZU MUSS das aktuelle Ticket SCR_COR einige Risiken enthalten, ansonsten füllt mehrfaches Betätigen dieser Funktion die DOMAIN-Struktur mit je einer weiteren leeren Risiko-Struktur.</text:p>
      <text:p text:style-name="P80">Nach der Konvertierung wird die Datei als Download in derselben Schaltfläche angeboten.</text:p>
      <text:p text:style-name="P81">2.3.5.4 Expert eines „Externen File Format“ (nach VDE SPEC 90025)</text:p>
      <text:p text:style-name="P82">(gleiche Vorrausetzungen wie oben)</text:p>
      <text:p text:style-name="P83">Nach der Konvertierung wird die Datei als Download in derselben Schaltfläche angeboten.</text:p>
      <text:soft-page-break/>
      <text:h text:style-name="P84" text:outline-level="2">2.4 Ansicht FILES</text:h>
      <text:h text:style-name="Überschrift3" text:outline-level="3">Aufteilung in Bereiche („area“)</text:h>
      <text:h text:style-name="Überschrift3" text:outline-level="3">2.4.1 Pfeil-aufwärts-Funktion</text:h>
      <text:p text:style-name="Standard"><text:s/>addDOMAINRisk() <text:s/>fügt die Liste der Risiken in diesem Bereich der Domäne hinzu</text:p>
      <text:h text:style-name="Überschrift3" text:outline-level="3">2.4.2 Vergleiche-Funktion</text:h>
      <text:p text:style-name="Standard"><text:s/>compare() vergleicht diesen Bereich mit der gesamten Domäne</text:p>
      <text:p text:style-name="Standard"/>
      <text:h text:style-name="Überschrift2" text:outline-level="2">2.5 Ansicht DOMAIN</text:h>
      <text:p text:style-name="Standard">Diese<text:s/>zusätzliche<text:s/>Ansicht ist nur mit der Einstellung<text:s/>REACT_APP_LEARN=DOMAIN<text:s/>verfügbar.</text:p>
      <text:p text:style-name="Standard">Die angezeigte Liste<text:s/>stellt die Domäne-Liste aller bekannten Risiken dar.</text:p>
      <text:p text:style-name="Standard">Mit<text:s/><text:span text:style-name="T85">drag-and-drop</text:span><text:s/>können weitere Risiken in die Domäne-Liste übertragen werden.</text:p>
      <text:p text:style-name="Standard">Mit dem Mülltonne-Symbol können einzelne Risiken gelöscht oder mit dem Stift-Symbol überarbeitet werden.</text:p>
      <text:p text:style-name="Standard">Mit dem<text:s/>„Update Domain“-button kann die aktuelle Ansicht dann als neue Liste aller Domäne-Risiken gespeichert werden; diese Funktion benötigt den Backend-Server.</text:p>
      <text:h text:style-name="P86" text:outline-level="1">3. UI Portal App</text:h>
      <text:p text:style-name="P87">Anzeige der in der gegebenen Anwendung "bekannten" Risiken</text:p>
      <text:p text:style-name="P88">Attribute für eine Filterung</text:p>
      <text:p text:style-name="P89">Dropbox für die Drop-Funktion von JSON-Dateien mit zu importierenden Risiken</text:p>
      <text:p text:style-name="P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eidenreich, Georg</meta:initial-creator>
    <dc:creator>Heidenreich, Georg</dc:creator>
    <meta:creation-date>2025-05-19T10:41:00Z</meta:creation-date>
    <dc:date>2025-05-19T11:26:00Z</dc:date>
    <meta:template xlink:href="Normal.dotm" xlink:type="simple"/>
    <meta:editing-cycles>4</meta:editing-cycles>
    <meta:editing-duration>PT0S</meta:editing-duration>
    <meta:user-defined meta:name="MSIP_Label_ff6dbec8-95a8-4638-9f5f-bd076536645c_Enabled">true</meta:user-defined>
    <meta:user-defined meta:name="MSIP_Label_ff6dbec8-95a8-4638-9f5f-bd076536645c_SetDate">2025-05-05T08:20:03Z</meta:user-defined>
    <meta:user-defined meta:name="MSIP_Label_ff6dbec8-95a8-4638-9f5f-bd076536645c_Method">Standard</meta:user-defined>
    <meta:user-defined meta:name="MSIP_Label_ff6dbec8-95a8-4638-9f5f-bd076536645c_Name">Restricted - Default</meta:user-defined>
    <meta:user-defined meta:name="MSIP_Label_ff6dbec8-95a8-4638-9f5f-bd076536645c_SiteId">5dbf1add-202a-4b8d-815b-bf0fb024e033</meta:user-defined>
    <meta:user-defined meta:name="MSIP_Label_ff6dbec8-95a8-4638-9f5f-bd076536645c_ActionId">d0b062b5-37a7-4fef-884f-66c98f14200a</meta:user-defined>
    <meta:user-defined meta:name="MSIP_Label_ff6dbec8-95a8-4638-9f5f-bd076536645c_ContentBits">0</meta:user-defined>
    <meta:document-statistic meta:page-count="4" meta:paragraph-count="11" meta:word-count="789" meta:character-count="5751" meta:row-count="41" meta:non-whitespace-character-count="4973"/>
  </office:meta>
</office:document-meta>
</file>